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3.34961in" svg:y="32.93386in" svg:width="6.29764in" svg:height="3.5488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4.15157in" svg:y="28.49488in" svg:width="6.29764in" svg:height="3.5385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3.6311in" svg:y="23.39724in" svg:width="6.29803in" svg:height="3.5381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4.4679in" svg:y="18.143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3.89134in" svg:y="13.90197in" svg:width="6.29803in" svg:height="3.53858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5.09016in" svg:y="9.8767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4.63504in" svg:y="5.41457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4.30123in" svg:y="1.1711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number-columns-repeated="6" table:style-name="ce1"/>
          <table:table-cell office:value-type="string" table:style-name="ce1">
            <text:p>Group 12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amyak jain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chirag deshpande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xperime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t 1</text:p>
          </table:table-cell>
          <table:table-cell office:value-type="string" table:style-name="ce1">
            <text:p>r=100ohm</text:p>
          </table:table-cell>
          <table:table-cell office:value-type="string" table:style-name="ce1">
            <text:p>c=1microF</text:p>
          </table:table-cell>
          <table:table-cell office:value-type="string" table:style-name="ce1">
            <text:p>l=15m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.1919999999999999" table:style-name="ce1">
            <text:p>1.192</text:p>
          </table:table-cell>
          <table:table-cell table:number-columns-repeated="16382" table:style-name="ce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.458" table:style-name="ce1">
            <text:p>1.458</text:p>
          </table:table-cell>
          <table:table-cell table:number-columns-repeated="16382" table:style-name="ce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1.6579999999999999" table:style-name="ce1">
            <text:p>1.658</text:p>
          </table:table-cell>
          <table:table-cell table:number-columns-repeated="16382" table:style-name="ce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1.9039999999999999" table:style-name="ce1">
            <text:p>1.904</text:p>
          </table:table-cell>
          <table:table-cell table:number-columns-repeated="16382" table:style-name="ce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3.03" table:style-name="ce1">
            <text:p>3.03</text:p>
          </table:table-cell>
          <table:table-cell table:number-columns-repeated="16382" table:style-name="ce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3.327" table:style-name="ce1">
            <text:p>3.327</text:p>
          </table:table-cell>
          <table:table-cell table:number-columns-repeated="16382" table:style-name="ce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3.58" table:style-name="ce1">
            <text:p>3.58</text:p>
          </table:table-cell>
          <table:table-cell table:number-columns-repeated="16382" table:style-name="ce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3.7850000000000001" table:style-name="ce1">
            <text:p>3.785</text:p>
          </table:table-cell>
          <table:table-cell table:number-columns-repeated="16382" table:style-name="ce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3.9169999999999998" table:style-name="ce1">
            <text:p>3.917</text:p>
          </table:table-cell>
          <table:table-cell table:number-columns-repeated="16382" table:style-name="ce1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3.9830000000000001" table:style-name="ce1">
            <text:p>3.983</text:p>
          </table:table-cell>
          <table:table-cell table:number-columns-repeated="16382" table:style-name="ce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3.99" table:style-name="ce1">
            <text:p>3.99</text:p>
          </table:table-cell>
          <table:table-cell table:number-columns-repeated="16382" table:style-name="ce1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3.9830000000000001" table:style-name="ce1">
            <text:p>3.983</text:p>
          </table:table-cell>
          <table:table-cell table:number-columns-repeated="16382" table:style-name="ce1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3.931" table:style-name="ce1">
            <text:p>3.931</text:p>
          </table:table-cell>
          <table:table-cell table:number-columns-repeated="16382" table:style-name="ce1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float" office:value="3.8410000000000002" table:style-name="ce1">
            <text:p>3.841</text:p>
          </table:table-cell>
          <table:table-cell table:number-columns-repeated="16382" table:style-name="ce1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float" office:value="3.726" table:style-name="ce1">
            <text:p>3.726</text:p>
          </table:table-cell>
          <table:table-cell table:number-columns-repeated="16382" table:style-name="ce1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 table:style-name="ce1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float" office:value="3.4620000000000002" table:style-name="ce1">
            <text:p>3.462</text:p>
          </table:table-cell>
          <table:table-cell table:number-columns-repeated="16382" table:style-name="ce1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3.3239999999999998" table:style-name="ce1">
            <text:p>3.324</text:p>
          </table:table-cell>
          <table:table-cell table:number-columns-repeated="16382" table:style-name="ce1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3.1909999999999998" table:style-name="ce1">
            <text:p>3.191</text:p>
          </table:table-cell>
          <table:table-cell table:number-columns-repeated="16382" table:style-name="ce1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3.0579999999999998" table:style-name="ce1">
            <text:p>3.058</text:p>
          </table:table-cell>
          <table:table-cell table:number-columns-repeated="16382" table:style-name="ce1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float" office:value="2.9409999999999998" table:style-name="ce1">
            <text:p>2.941</text:p>
          </table:table-cell>
          <table:table-cell table:number-columns-repeated="16382" table:style-name="ce1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float" office:value="2.8210000000000002" table:style-name="ce1">
            <text:p>2.821</text:p>
          </table:table-cell>
          <table:table-cell table:number-columns-repeated="16382" table:style-name="ce1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float" office:value="2.7160000000000002" table:style-name="ce1">
            <text:p>2.7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 2</text:p>
          </table:table-cell>
          <table:table-cell office:value-type="string" table:style-name="ce1">
            <text:p>r=100ohm</text:p>
          </table:table-cell>
          <table:table-cell office:value-type="string" table:style-name="ce1">
            <text:p>c=10microf</text:p>
          </table:table-cell>
          <table:table-cell office:value-type="string" table:style-name="ce1">
            <text:p>l=15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.0839999999999996" table:style-name="ce1">
            <text:p>4.084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.0970000000000004" table:style-name="ce1">
            <text:p>4.097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1070000000000002" table:style-name="ce1">
            <text:p>4.107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4.1159999999999997" table:style-name="ce1">
            <text:p>4.116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4.1230000000000002" table:style-name="ce1">
            <text:p>4.123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.1310000000000002" table:style-name="ce1">
            <text:p>4.131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.1349999999999998" table:style-name="ce1">
            <text:p>4.135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4.1379999999999999" table:style-name="ce1">
            <text:p>4.138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4.1420000000000003" table:style-name="ce1">
            <text:p>4.142</text:p>
          </table:table-cell>
          <table:table-cell table:number-columns-repeated="16382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4.1429999999999998" table:style-name="ce1">
            <text:p>4.143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.1440000000000001" table:style-name="ce1">
            <text:p>4.144</text:p>
          </table:table-cell>
          <table:table-cell table:number-columns-repeated="16382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4.1440000000000001" table:style-name="ce1">
            <text:p>4.144</text:p>
          </table:table-cell>
          <table:table-cell table:number-columns-repeated="1638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4.1429999999999998" table:style-name="ce1">
            <text:p>4.143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.141" table:style-name="ce1">
            <text:p>4.141</text:p>
          </table:table-cell>
          <table:table-cell table:number-columns-repeated="16382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.1379999999999999" table:style-name="ce1">
            <text:p>4.138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.1369999999999996" table:style-name="ce1">
            <text:p>4.137</text:p>
          </table:table-cell>
          <table:table-cell table:number-columns-repeated="16382" table:style-name="ce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.1360000000000001" table:style-name="ce1">
            <text:p>4.136</text:p>
          </table:table-cell>
          <table:table-cell table:number-columns-repeated="16382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.1289999999999996" table:style-name="ce1">
            <text:p>4.129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1239999999999997" table:style-name="ce1">
            <text:p>4.124</text:p>
          </table:table-cell>
          <table:table-cell table:number-columns-repeated="16382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.1189999999999998" table:style-name="ce1">
            <text:p>4.119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.1139999999999999" table:style-name="ce1">
            <text:p>4.114</text:p>
          </table:table-cell>
          <table:table-cell table:number-columns-repeated="16382" table:style-name="ce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4.109" table:style-name="ce1">
            <text:p>4.109</text:p>
          </table:table-cell>
          <table:table-cell table:number-columns-repeated="16382" table:style-name="ce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4.1029999999999998" table:style-name="ce1">
            <text:p>4.103</text:p>
          </table:table-cell>
          <table:table-cell table:number-columns-repeated="16382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4.0970000000000004" table:style-name="ce1">
            <text:p>4.097</text:p>
          </table:table-cell>
          <table:table-cell table:number-columns-repeated="16382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4.0890000000000004" table:style-name="ce1">
            <text:p>4.08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=47 ohm</text:p>
          </table:table-cell>
          <table:table-cell office:value-type="string" table:style-name="ce1">
            <text:p>c=1microF</text:p>
          </table:table-cell>
          <table:table-cell office:value-type="string" table:style-name="ce1">
            <text:p>l=15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.5409999999999999" table:style-name="ce1">
            <text:p>2.541</text:p>
          </table:table-cell>
          <table:table-cell table:number-columns-repeated="16382" table:style-name="ce1"/>
        </table:table-row>
        <table:table-row table:style-name="ro1">
          <table:table-cell office:value-type="float" office:value="600" table:formula="of:=[.A63]+100" table:style-name="ce1">
            <text:p>600</text:p>
          </table:table-cell>
          <table:table-cell office:value-type="float" office:value="3.0390000000000001" table:style-name="ce1">
            <text:p>3.039</text:p>
          </table:table-cell>
          <table:table-cell table:number-columns-repeated="16382" table:style-name="ce1"/>
        </table:table-row>
        <table:table-row table:style-name="ro1">
          <table:table-cell office:value-type="float" office:value="700" table:formula="of:=[.A64]+100" table:style-name="ce1">
            <text:p>700</text:p>
          </table:table-cell>
          <table:table-cell office:value-type="float" office:value="3.4790000000000001" table:style-name="ce1">
            <text:p>3.479</text:p>
          </table:table-cell>
          <table:table-cell table:number-columns-repeated="16382"/>
        </table:table-row>
        <table:table-row table:style-name="ro1">
          <table:table-cell office:value-type="float" office:value="800" table:formula="of:=[.A65]+100" table:style-name="ce1">
            <text:p>800</text:p>
          </table:table-cell>
          <table:table-cell office:value-type="float" office:value="3.9079999999999999" table:style-name="ce1">
            <text:p>3.908</text:p>
          </table:table-cell>
          <table:table-cell table:number-columns-repeated="16382"/>
        </table:table-row>
        <table:table-row table:style-name="ro1">
          <table:table-cell office:value-type="float" office:value="900" table:formula="of:=[.A66]+100" table:style-name="ce1">
            <text:p>900</text:p>
          </table:table-cell>
          <table:table-cell office:value-type="float" office:value="4.3879999999999999" table:style-name="ce1">
            <text:p>4.388</text:p>
          </table:table-cell>
          <table:table-cell table:number-columns-repeated="16382"/>
        </table:table-row>
        <table:table-row table:style-name="ro1">
          <table:table-cell office:value-type="float" office:value="1000" table:formula="of:=[.A67]+100" table:style-name="ce1">
            <text:p>1000</text:p>
          </table:table-cell>
          <table:table-cell office:value-type="float" office:value="4.907" table:style-name="ce1">
            <text:p>4.907</text:p>
          </table:table-cell>
          <table:table-cell table:number-columns-repeated="16382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5.1280000000000001" table:style-name="ce1">
            <text:p>5.128</text:p>
          </table:table-cell>
          <table:table-cell table:number-columns-repeated="16382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5.3460000000000001" table:style-name="ce1">
            <text:p>5.346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5.524" table:style-name="ce1">
            <text:p>5.524</text:p>
          </table:table-cell>
          <table:table-cell table:number-columns-repeated="16382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5.6619999999999999" table:style-name="ce1">
            <text:p>5.662</text:p>
          </table:table-cell>
          <table:table-cell table:number-columns-repeated="16382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5.7460000000000004" table:style-name="ce1">
            <text:p>5.746</text:p>
          </table:table-cell>
          <table:table-cell table:number-columns-repeated="16382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5.78" table:style-name="ce1">
            <text:p>5.78</text:p>
          </table:table-cell>
          <table:table-cell table:number-columns-repeated="16382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5.7640000000000002" table:style-name="ce1">
            <text:p>5.764</text:p>
          </table:table-cell>
          <table:table-cell table:number-columns-repeated="16382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5.7130000000000001" table:style-name="ce1">
            <text:p>5.713</text:p>
          </table:table-cell>
          <table:table-cell table:number-columns-repeated="16382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5.51" table:style-name="ce1">
            <text:p>5.51</text:p>
          </table:table-cell>
          <table:table-cell table:number-columns-repeated="16382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5.226" table:style-name="ce1">
            <text:p>5.226</text:p>
          </table:table-cell>
          <table:table-cell table:number-columns-repeated="16382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4.9240000000000004" table:style-name="ce1">
            <text:p>4.924</text:p>
          </table:table-cell>
          <table:table-cell table:number-columns-repeated="16382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4.6180000000000003" table:style-name="ce1">
            <text:p>4.618</text:p>
          </table:table-cell>
          <table:table-cell table:number-columns-repeated="16382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4.3209999999999997" table:style-name="ce1">
            <text:p>4.321</text:p>
          </table:table-cell>
          <table:table-cell table:number-columns-repeated="16382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4.0519999999999996" table:style-name="ce1">
            <text:p>4.052</text:p>
          </table:table-cell>
          <table:table-cell table:number-columns-repeated="16382" table:style-name="ce1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3.8109999999999999" table:style-name="ce1">
            <text:p>3.811</text:p>
          </table:table-cell>
          <table:table-cell table:number-columns-repeated="16382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3.585" table:style-name="ce1">
            <text:p>3.585</text:p>
          </table:table-cell>
          <table:table-cell table:number-columns-repeated="16382" table:style-name="ce1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3.383" table:style-name="ce1">
            <text:p>3.383</text:p>
          </table:table-cell>
          <table:table-cell table:number-columns-repeated="16382" table:style-name="ce1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3.194" table:style-name="ce1">
            <text:p>3.194</text:p>
          </table:table-cell>
          <table:table-cell table:number-columns-repeated="16382" table:style-name="ce1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3.0390000000000001" table:style-name="ce1">
            <text:p>3.039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=100ohm</text:p>
          </table:table-cell>
          <table:table-cell office:value-type="string" table:style-name="ce1">
            <text:p>c=1microF</text:p>
          </table:table-cell>
          <table:table-cell office:value-type="string" table:style-name="ce1">
            <text:p>l=2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 table:style-name="ce1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4.2329999999999997" table:style-name="ce1">
            <text:p>4.233</text:p>
          </table:table-cell>
          <table:table-cell table:number-columns-repeated="16382" table:style-name="ce1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 table:style-name="ce1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4.2569999999999997" table:style-name="ce1">
            <text:p>4.257</text:p>
          </table:table-cell>
          <table:table-cell table:number-columns-repeated="16382" table:style-name="ce1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float" office:value="4.2640000000000002" table:style-name="ce1">
            <text:p>4.264</text:p>
          </table:table-cell>
          <table:table-cell table:number-columns-repeated="16382" table:style-name="ce1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4.2679999999999998" table:style-name="ce1">
            <text:p>4.268</text:p>
          </table:table-cell>
          <table:table-cell table:number-columns-repeated="16382" table:style-name="ce1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float" office:value="4.2699999999999996" table:style-name="ce1">
            <text:p>4.27</text:p>
          </table:table-cell>
          <table:table-cell table:number-columns-repeated="16382" table:style-name="ce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4.2699999999999996" table:style-name="ce1">
            <text:p>4.27</text:p>
          </table:table-cell>
          <table:table-cell table:number-columns-repeated="16382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float" office:value="4.2709999999999999" table:style-name="ce1">
            <text:p>4.271</text:p>
          </table:table-cell>
          <table:table-cell table:number-columns-repeated="16382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4.2699999999999996" table:style-name="ce1">
            <text:p>4.27</text:p>
          </table:table-cell>
          <table:table-cell table:number-columns-repeated="16382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float" office:value="4.2690000000000001" table:style-name="ce1">
            <text:p>4.269</text:p>
          </table:table-cell>
          <table:table-cell table:number-columns-repeated="16382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4.2679999999999998" table:style-name="ce1">
            <text:p>4.268</text:p>
          </table:table-cell>
          <table:table-cell table:number-columns-repeated="16382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float" office:value="4.266" table:style-name="ce1">
            <text:p>4.266</text:p>
          </table:table-cell>
          <table:table-cell table:number-columns-repeated="16382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float" office:value="4.2640000000000002" table:style-name="ce1">
            <text:p>4.264</text:p>
          </table:table-cell>
          <table:table-cell table:number-columns-repeated="16382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float" office:value="4.2629999999999999" table:style-name="ce1">
            <text:p>4.263</text:p>
          </table:table-cell>
          <table:table-cell table:number-columns-repeated="16382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float" office:value="4.2610000000000001" table:style-name="ce1">
            <text:p>4.261</text:p>
          </table:table-cell>
          <table:table-cell table:number-columns-repeated="16382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4.26" table:style-name="ce1">
            <text:p>4.26</text:p>
          </table:table-cell>
          <table:table-cell table:number-columns-repeated="16382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float" office:value="4.2539999999999996" table:style-name="ce1">
            <text:p>4.254</text:p>
          </table:table-cell>
          <table:table-cell table:number-columns-repeated="16382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float" office:value="4.2439999999999998" table:style-name="ce1">
            <text:p>4.244</text:p>
          </table:table-cell>
          <table:table-cell table:number-columns-repeated="16382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float" office:value="4.234" table:style-name="ce1">
            <text:p>4.234</text:p>
          </table:table-cell>
          <table:table-cell table:number-columns-repeated="16382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float" office:value="4.2329999999999997" table:style-name="ce1">
            <text:p>4.233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xperiment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t 1</text:p>
          </table:table-cell>
          <table:table-cell office:value-type="string" table:style-name="ce1">
            <text:p>r=100ohm</text:p>
          </table:table-cell>
          <table:table-cell office:value-type="string" table:style-name="ce1">
            <text:p>c=10microf</text:p>
          </table:table-cell>
          <table:table-cell office:value-type="string" table:style-name="ce1">
            <text:p>l=15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.9209999999999998" table:style-name="ce1">
            <text:p>3.921</text:p>
          </table:table-cell>
          <table:table-cell table:number-columns-repeated="16382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.859" table:style-name="ce1">
            <text:p>3.859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.79" table:style-name="ce1">
            <text:p>3.79</text:p>
          </table:table-cell>
          <table:table-cell table:number-columns-repeated="16382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.7090000000000001" table:style-name="ce1">
            <text:p>3.709</text:p>
          </table:table-cell>
          <table:table-cell table:number-columns-repeated="16382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.62" table:style-name="ce1">
            <text:p>3.62</text:p>
          </table:table-cell>
          <table:table-cell table:number-columns-repeated="16382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.5059999999999998" table:style-name="ce1">
            <text:p>3.506</text:p>
          </table:table-cell>
          <table:table-cell table:number-columns-repeated="16382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.3940000000000001" table:style-name="ce1">
            <text:p>3.394</text:p>
          </table:table-cell>
          <table:table-cell table:number-columns-repeated="16382" table:style-name="ce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.2559999999999998" table:style-name="ce1">
            <text:p>3.256</text:p>
          </table:table-cell>
          <table:table-cell table:number-columns-repeated="16382" table:style-name="ce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.1040000000000001" table:style-name="ce1">
            <text:p>3.104</text:p>
          </table:table-cell>
          <table:table-cell table:number-columns-repeated="16382" table:style-name="ce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2.9470000000000001" table:style-name="ce1">
            <text:p>2.947</text:p>
          </table:table-cell>
          <table:table-cell table:number-columns-repeated="16382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.782" table:style-name="ce1">
            <text:p>2.782</text:p>
          </table:table-cell>
          <table:table-cell table:number-columns-repeated="16382" table:style-name="ce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2.6160000000000001" table:style-name="ce1">
            <text:p>2.616</text:p>
          </table:table-cell>
          <table:table-cell table:number-columns-repeated="16382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.4540000000000002" table:style-name="ce1">
            <text:p>2.454</text:p>
          </table:table-cell>
          <table:table-cell table:number-columns-repeated="16382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2.323" table:style-name="ce1">
            <text:p>2.323</text:p>
          </table:table-cell>
          <table:table-cell table:number-columns-repeated="16382" table:style-name="ce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.218" table:style-name="ce1">
            <text:p>2.218</text:p>
          </table:table-cell>
          <table:table-cell table:number-columns-repeated="16382" table:style-name="ce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2.19" table:style-name="ce1">
            <text:p>2.19</text:p>
          </table:table-cell>
          <table:table-cell table:number-columns-repeated="16382" table:style-name="ce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.2850000000000001" table:style-name="ce1">
            <text:p>2.285</text:p>
          </table:table-cell>
          <table:table-cell table:number-columns-repeated="16382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.419" table:style-name="ce1">
            <text:p>2.419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.5760000000000001" table:style-name="ce1">
            <text:p>2.576</text:p>
          </table:table-cell>
          <table:table-cell table:number-columns-repeated="16382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.7330000000000001" table:style-name="ce1">
            <text:p>2.733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.8879999999999999" table:style-name="ce1">
            <text:p>2.888</text:p>
          </table:table-cell>
          <table:table-cell table:number-columns-repeated="16382" table:style-name="ce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3.0270000000000001" table:style-name="ce1">
            <text:p>3.027</text:p>
          </table:table-cell>
          <table:table-cell table:number-columns-repeated="16382" table:style-name="ce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3.1629999999999998" table:style-name="ce1">
            <text:p>3.163</text:p>
          </table:table-cell>
          <table:table-cell table:number-columns-repeated="16382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.2850000000000001" table:style-name="ce1">
            <text:p>3.285</text:p>
          </table:table-cell>
          <table:table-cell table:number-columns-repeated="16382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.3959999999999999" table:style-name="ce1">
            <text:p>3.396</text:p>
          </table:table-cell>
          <table:table-cell table:number-columns-repeated="16382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3.4870000000000001" table:style-name="ce1">
            <text:p>3.48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 2</text:p>
          </table:table-cell>
          <table:table-cell office:value-type="string" table:style-name="ce1">
            <text:p>r=100ohm</text:p>
          </table:table-cell>
          <table:table-cell office:value-type="string" table:style-name="ce1">
            <text:p>c=1microF</text:p>
          </table:table-cell>
          <table:table-cell office:value-type="string" table:style-name="ce1">
            <text:p>l=15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.641" table:style-name="ce1">
            <text:p>3.641</text:p>
          </table:table-cell>
          <table:table-cell table:number-columns-repeated="16382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.536" table:style-name="ce1">
            <text:p>3.536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3.4060000000000001" table:style-name="ce1">
            <text:p>3.406</text:p>
          </table:table-cell>
          <table:table-cell table:number-columns-repeated="1638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3.2090000000000001" table:style-name="ce1">
            <text:p>3.209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.9119999999999999" table:style-name="ce1">
            <text:p>2.912</text:p>
          </table:table-cell>
          <table:table-cell table:number-columns-repeated="1638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.5430000000000001" table:style-name="ce1">
            <text:p>2.543</text:p>
          </table:table-cell>
          <table:table-cell table:number-columns-repeated="16382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2.173" table:style-name="ce1">
            <text:p>2.173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1.996" table:style-name="ce1">
            <text:p>1.996</text:p>
          </table:table-cell>
          <table:table-cell table:number-columns-repeated="16382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1.2929999999999999" table:style-name="ce1">
            <text:p>1.293</text:p>
          </table:table-cell>
          <table:table-cell table:number-columns-repeated="16382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.1559999999999999" table:style-name="ce1">
            <text:p>1.156</text:p>
          </table:table-cell>
          <table:table-cell table:number-columns-repeated="16382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1.0660000000000001" table:style-name="ce1">
            <text:p>1.066</text:p>
          </table:table-cell>
          <table:table-cell table:number-columns-repeated="16382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1.024" table:style-name="ce1">
            <text:p>1.024</text:p>
          </table:table-cell>
          <table:table-cell table:number-columns-repeated="16382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1.0660000000000001" table:style-name="ce1">
            <text:p>1.066</text:p>
          </table:table-cell>
          <table:table-cell table:number-columns-repeated="16382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.3819999999999999" table:style-name="ce1">
            <text:p>1.382</text:p>
          </table:table-cell>
          <table:table-cell table:number-columns-repeated="16382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.6419999999999999" table:style-name="ce1">
            <text:p>1.642</text:p>
          </table:table-cell>
          <table:table-cell table:number-columns-repeated="16382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1.8440000000000001" table:style-name="ce1">
            <text:p>1.844</text:p>
          </table:table-cell>
          <table:table-cell table:number-columns-repeated="16382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2.8740000000000001" table:style-name="ce1">
            <text:p>2.874</text:p>
          </table:table-cell>
          <table:table-cell table:number-columns-repeated="16382" table:style-name="ce1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3.081" table:style-name="ce1">
            <text:p>3.081</text:p>
          </table:table-cell>
          <table:table-cell table:number-columns-repeated="16382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2810000000000001" table:style-name="ce1">
            <text:p>3.281</text:p>
          </table:table-cell>
          <table:table-cell table:number-columns-repeated="16382" table:style-name="ce1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3.44" table:style-name="ce1">
            <text:p>3.44</text:p>
          </table:table-cell>
          <table:table-cell table:number-columns-repeated="16382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3.5609999999999999" table:style-name="ce1">
            <text:p>3.561</text:p>
          </table:table-cell>
          <table:table-cell table:number-columns-repeated="16382" table:style-name="ce1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3.6709999999999998" table:style-name="ce1">
            <text:p>3.671</text:p>
          </table:table-cell>
          <table:table-cell table:number-columns-repeated="16382" table:style-name="ce1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3.76" table:style-name="ce1">
            <text:p>3.7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 3</text:p>
          </table:table-cell>
          <table:table-cell office:value-type="string" table:style-name="ce1">
            <text:p>R=47 ohm</text:p>
          </table:table-cell>
          <table:table-cell office:value-type="string" table:style-name="ce1">
            <text:p>c=10microf</text:p>
          </table:table-cell>
          <table:table-cell office:value-type="string" table:style-name="ce1">
            <text:p>l=15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5.4429999999999996" table:style-name="ce1">
            <text:p>5.443</text:p>
          </table:table-cell>
          <table:table-cell table:number-columns-repeated="16382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.33" table:style-name="ce1">
            <text:p>5.33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.2" table:style-name="ce1">
            <text:p>5.2</text:p>
          </table:table-cell>
          <table:table-cell table:number-columns-repeated="16382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.048" table:style-name="ce1">
            <text:p>5.048</text:p>
          </table:table-cell>
          <table:table-cell table:number-columns-repeated="16382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4.88" table:style-name="ce1">
            <text:p>4.88</text:p>
          </table:table-cell>
          <table:table-cell table:number-columns-repeated="16382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.71" table:style-name="ce1">
            <text:p>4.71</text:p>
          </table:table-cell>
          <table:table-cell table:number-columns-repeated="16382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.5119999999999996" table:style-name="ce1">
            <text:p>4.512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4.306" table:style-name="ce1">
            <text:p>4.306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4.0819999999999999" table:style-name="ce1">
            <text:p>4.082</text:p>
          </table:table-cell>
          <table:table-cell table:number-columns-repeated="16382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.8580000000000001" table:style-name="ce1">
            <text:p>3.858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.6269999999999998" table:style-name="ce1">
            <text:p>3.627</text:p>
          </table:table-cell>
          <table:table-cell table:number-columns-repeated="16382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.411" table:style-name="ce1">
            <text:p>3.411</text:p>
          </table:table-cell>
          <table:table-cell table:number-columns-repeated="1638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.1989999999999998" table:style-name="ce1">
            <text:p>3.199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.0150000000000001" table:style-name="ce1">
            <text:p>3.015</text:p>
          </table:table-cell>
          <table:table-cell table:number-columns-repeated="16382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.86" table:style-name="ce1">
            <text:p>2.86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2.7770000000000001" table:style-name="ce1">
            <text:p>2.777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.9060000000000001" table:style-name="ce1">
            <text:p>2.906</text:p>
          </table:table-cell>
          <table:table-cell table:number-columns-repeated="16382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3.0990000000000002" table:style-name="ce1">
            <text:p>3.099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32" table:style-name="ce1">
            <text:p>3.32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3.52" table:style-name="ce1">
            <text:p>3.52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.7080000000000002" table:style-name="ce1">
            <text:p>3.708</text:p>
          </table:table-cell>
          <table:table-cell table:number-columns-repeated="16382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3.92" table:style-name="ce1">
            <text:p>3.92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4.1070000000000002" table:style-name="ce1">
            <text:p>4.107</text:p>
          </table:table-cell>
          <table:table-cell table:number-columns-repeated="16382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4.2919999999999998" table:style-name="ce1">
            <text:p>4.292</text:p>
          </table:table-cell>
          <table:table-cell table:number-columns-repeated="16382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4.468" table:style-name="ce1">
            <text:p>4.468</text:p>
          </table:table-cell>
          <table:table-cell table:number-columns-repeated="16382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.6399999999999997" table:style-name="ce1">
            <text:p>4.6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 4</text:p>
          </table:table-cell>
          <table:table-cell office:value-type="string" table:style-name="ce1">
            <text:p>r=100ohm</text:p>
          </table:table-cell>
          <table:table-cell office:value-type="string" table:style-name="ce1">
            <text:p>c=10microf</text:p>
          </table:table-cell>
          <table:table-cell office:value-type="string" table:style-name="ce1">
            <text:p>l=2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current (mA)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.3499999999999996" table:style-name="ce1">
            <text:p>4.35</text:p>
          </table:table-cell>
          <table:table-cell table:number-columns-repeated="16382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4.3550000000000004" table:style-name="ce1">
            <text:p>4.355</text:p>
          </table:table-cell>
          <table:table-cell table:number-columns-repeated="16382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.3470000000000004" table:style-name="ce1">
            <text:p>4.347</text:p>
          </table:table-cell>
          <table:table-cell table:number-columns-repeated="16382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4.2930000000000001" table:style-name="ce1">
            <text:p>4.293</text:p>
          </table:table-cell>
          <table:table-cell table:number-columns-repeated="16382" table:style-name="ce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4.173" table:style-name="ce1">
            <text:p>4.173</text:p>
          </table:table-cell>
          <table:table-cell table:number-columns-repeated="16382" table:style-name="ce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.86" table:style-name="ce1">
            <text:p>3.86</text:p>
          </table:table-cell>
          <table:table-cell table:number-columns-repeated="16382" table:style-name="ce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3.5670000000000002" table:style-name="ce1">
            <text:p>3.567</text:p>
          </table:table-cell>
          <table:table-cell table:number-columns-repeated="16382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3.137" table:style-name="ce1">
            <text:p>3.137</text:p>
          </table:table-cell>
          <table:table-cell table:number-columns-repeated="16382" table:style-name="ce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2.7949999999999999" table:style-name="ce1">
            <text:p>2.795</text:p>
          </table:table-cell>
          <table:table-cell table:number-columns-repeated="16382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2.9289999999999998" table:style-name="ce1">
            <text:p>2.929</text:p>
          </table:table-cell>
          <table:table-cell table:number-columns-repeated="16382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3.3050000000000002" table:style-name="ce1">
            <text:p>3.305</text:p>
          </table:table-cell>
          <table:table-cell table:number-columns-repeated="16382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3.6360000000000001" table:style-name="ce1">
            <text:p>3.636</text:p>
          </table:table-cell>
          <table:table-cell table:number-columns-repeated="16382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3.9889999999999999" table:style-name="ce1">
            <text:p>3.989</text:p>
          </table:table-cell>
          <table:table-cell table:number-columns-repeated="16382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4.149" table:style-name="ce1">
            <text:p>4.149</text:p>
          </table:table-cell>
          <table:table-cell table:number-columns-repeated="16382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4.2359999999999998" table:style-name="ce1">
            <text:p>4.236</text:p>
          </table:table-cell>
          <table:table-cell table:number-columns-repeated="16382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4.282" table:style-name="ce1">
            <text:p>4.282</text:p>
          </table:table-cell>
          <table:table-cell table:number-columns-repeated="16382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4.3109999999999999" table:style-name="ce1">
            <text:p>4.311</text:p>
          </table:table-cell>
          <table:table-cell table:number-columns-repeated="16382"/>
        </table:table-row>
        <table:table-row table:number-rows-repeated="1048359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MYAK JAIN</dc:creator>
    <meta:creation-date>2015-11-03T19:59:13Z</meta:creation-date>
    <dc:date>2015-11-16T19:30:28Z</dc:date>
    <meta:editing-cycles>1</meta:editing-cycles>
    <meta:editing-duration>PT18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5148818897638pt" svg:width="453.42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199" chart:values-cell-range-address="Sheet1.$B$200:.$B$217" chart:class="chart:scatter" chart:attached-axis="primary-y" chart:style-name="G0S0">
            <chart:domain table:cell-range-address="Sheet1.$A$200:.$A$217"/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7779527559055pt" svg:width="453.42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170" chart:values-cell-range-address="Sheet1.$B$171:.$B$196" chart:class="chart:scatter" chart:attached-axis="primary-y" chart:style-name="G0S0">
            <chart:domain table:cell-range-address="Sheet1.$A$171:.$A$196"/>
            <chart:data-point chart:repeated="2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7496062992126pt" svg:width="453.458267716535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144" chart:values-cell-range-address="Sheet1.$B$145:.$B$167" chart:class="chart:scatter" chart:attached-axis="primary-y" chart:style-name="G0S0">
            <chart:domain table:cell-range-address="Sheet1.$A$145:.$A$167"/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115" chart:values-cell-range-address="Sheet1.$B$116:.$B$141" chart:class="chart:scatter" chart:attached-axis="primary-y" chart:style-name="G0S0">
            <chart:domain table:cell-range-address="Sheet1.$A$116:.$A$141"/>
            <chart:data-point chart:repeated="2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7779527559055pt" svg:width="453.458267716535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90" chart:values-cell-range-address="Sheet1.$B$91:.$B$110" chart:class="chart:scatter" chart:attached-axis="primary-y" chart:style-name="G0S0">
            <chart:domain table:cell-range-address="Sheet1.$A$91:.$A$110"/>
            <chart:data-point chart:repeated="2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2" chart:values-cell-range-address="Sheet1.$B$63:.$B$87" chart:class="chart:scatter" chart:attached-axis="primary-y" chart:style-name="G0S0">
            <chart:domain table:cell-range-address="Sheet1.$A$63:.$A$87"/>
            <chart:data-point chart:repeated="2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33" chart:values-cell-range-address="Sheet1.$B$34:.$B$55" chart:class="chart:scatter" chart:attached-axis="primary-y" chart:style-name="G0S0">
            <chart:domain table:cell-range-address="Sheet1.$A$34:.$A$55"/>
            <chart:data-point chart:repeated="2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svg:x="18.0pt" svg:y="5.0pt" svg:width="355.3847244094488pt" svg:height="245.08976377952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7" chart:values-cell-range-address="Sheet1.$B$8:.$B$30" chart:class="chart:scatter" chart:attached-axis="primary-y" chart:style-name="G0S0">
            <chart:domain table:cell-range-address="Sheet1.$A$8:.$A$30"/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